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6b2394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>
      <style:graphic-properties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9cm -3.36428602905322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0.167cm">
          <draw:text-box>
            <text:p><text:span text:style-name="T3">E</text:span><text:span text:style-name="T4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5.194cm">
          <draw:text-box>
            <text:p><text:span text:style-name="T3">E</text:span><text:span text:style-name="T4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10.54cm">
          <draw:text-box>
            <text:p><text:span text:style-name="T3">E</text:span><text:span text:style-name="T4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49cm 5.42641685822732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xml:id="id42" draw:id="id42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5" draw:id="id45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6" draw:id="id46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7" draw:id="id47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8" draw:id="id48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0" draw:id="id50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2" draw:id="id52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3" draw:id="id53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4" draw:id="id54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6" draw:id="id56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7" draw:id="id57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xml:id="id51" draw:id="id5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58" draw:id="id58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" draw:id="id59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xml:id="id60" draw:id="id60" draw:layer="layout" svg:x1="2.872cm" svg:y1="4.005cm" svg:x2="2.872cm" svg:y2="13.8cm">
          <text:p/>
        </draw:line>
        <draw:line draw:style-name="gr5" draw:text-style-name="P1" xml:id="id61" draw:id="id61" draw:layer="layout" svg:x1="2.851cm" svg:y1="13.6cm" svg:x2="2.851cm" svg:y2="14cm">
          <text:p/>
        </draw:line>
        <draw:frame draw:style-name="gr3" draw:text-style-name="P2" xml:id="id62" draw:id="id6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63" draw:id="id63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line draw:style-name="gr18" draw:text-style-name="P1" xml:id="id64" draw:id="id64" draw:layer="layout" svg:x1="2.872cm" svg:y1="13.8cm" svg:x2="6.188cm" svg:y2="13.8cm">
          <text:p/>
        </draw:line>
        <draw:line draw:style-name="gr17" draw:text-style-name="P1" xml:id="id66" draw:id="id66" draw:layer="layout" svg:x1="6.168cm" svg:y1="4.209cm" svg:x2="6.168cm" svg:y2="13.8cm">
          <text:p/>
        </draw:line>
        <draw:custom-shape draw:style-name="gr8" draw:text-style-name="P1" xml:id="id69" draw:id="id69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xml:id="id70" draw:id="id70" draw:layer="layout" svg:x1="6.188cm" svg:y1="13.8cm" svg:x2="9.504cm" svg:y2="13.8cm">
          <text:p/>
        </draw:line>
        <draw:line draw:style-name="gr17" draw:text-style-name="P1" xml:id="id71" draw:id="id71" draw:layer="layout" svg:x1="9.484cm" svg:y1="4.498cm" svg:x2="9.484cm" svg:y2="13.8cm">
          <text:p/>
        </draw:line>
        <draw:custom-shape draw:style-name="gr8" draw:text-style-name="P1" xml:id="id73" draw:id="id73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xml:id="id74" draw:id="id74" draw:layer="layout" svg:x1="9.484cm" svg:y1="13.8cm" svg:x2="12.8cm" svg:y2="13.8cm">
          <text:p/>
        </draw:line>
        <draw:line draw:style-name="gr17" draw:text-style-name="P1" xml:id="id75" draw:id="id75" draw:layer="layout" svg:x1="12.78cm" svg:y1="4.748cm" svg:x2="12.78cm" svg:y2="13.8cm">
          <text:p/>
        </draw:line>
        <draw:line draw:style-name="gr5" draw:text-style-name="P1" xml:id="id68" draw:id="id68" draw:layer="layout" svg:x1="6.168cm" svg:y1="13.6cm" svg:x2="6.168cm" svg:y2="14cm">
          <text:p/>
        </draw:line>
        <draw:line draw:style-name="gr5" draw:text-style-name="P1" xml:id="id72" draw:id="id72" draw:layer="layout" svg:x1="9.484cm" svg:y1="13.6cm" svg:x2="9.484cm" svg:y2="14cm">
          <text:p/>
        </draw:line>
        <draw:line draw:style-name="gr5" draw:text-style-name="P1" xml:id="id76" draw:id="id76" draw:layer="layout" svg:x1="12.78cm" svg:y1="13.601cm" svg:x2="12.78cm" svg:y2="14.001cm">
          <text:p/>
        </draw:line>
        <draw:custom-shape draw:style-name="gr8" draw:text-style-name="P1" xml:id="id77" draw:id="id77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xml:id="id78" draw:id="id78" draw:layer="layout" svg:x1="12.78cm" svg:y1="13.8cm" svg:x2="16.096cm" svg:y2="13.8cm">
          <text:p/>
        </draw:line>
        <draw:line draw:style-name="gr17" draw:text-style-name="P1" xml:id="id79" draw:id="id79" draw:layer="layout" svg:x1="16.076cm" svg:y1="5.027cm" svg:x2="16.076cm" svg:y2="13.8cm">
          <text:p/>
        </draw:line>
        <draw:line draw:style-name="gr5" draw:text-style-name="P1" xml:id="id80" draw:id="id80" draw:layer="layout" svg:x1="16.076cm" svg:y1="13.601cm" svg:x2="16.076cm" svg:y2="14.001cm">
          <text:p/>
        </draw: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xml:id="id67" draw:id="id67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xml:id="id82" draw:id="id82" draw:layer="layout" svg:x1="2.872cm" svg:y1="4.005cm" svg:x2="2.872cm" svg:y2="13.8cm">
          <text:p/>
        </draw:line>
        <draw:line draw:style-name="gr5" draw:text-style-name="P1" xml:id="id83" draw:id="id83" draw:layer="layout" svg:x1="2.851cm" svg:y1="13.6cm" svg:x2="2.851cm" svg:y2="14cm">
          <text:p/>
        </draw:line>
        <draw:frame draw:style-name="gr3" draw:text-style-name="P2" xml:id="id84" draw:id="id84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86" draw:id="id86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line draw:style-name="gr18" draw:text-style-name="P1" xml:id="id87" draw:id="id87" draw:layer="layout" svg:x1="2.872cm" svg:y1="13.8cm" svg:x2="5.526cm" svg:y2="13.8cm">
          <text:p/>
        </draw:line>
        <draw:line draw:style-name="gr19" draw:text-style-name="P1" xml:id="id89" draw:id="id89" draw:layer="layout" svg:x1="5.576cm" svg:y1="4.005cm" svg:x2="5.576cm" svg:y2="13.8cm">
          <text:p/>
        </draw:line>
        <draw:line draw:style-name="gr18" draw:text-style-name="P1" xml:id="id96" draw:id="id96" draw:layer="layout" svg:x1="8.23cm" svg:y1="13.8cm" svg:x2="10.093cm" svg:y2="13.8cm">
          <text:p/>
        </draw:line>
        <draw:line draw:style-name="gr19" draw:text-style-name="P1" xml:id="id93" draw:id="id93" draw:layer="layout" svg:x1="8.249cm" svg:y1="4.599cm" svg:x2="8.249cm" svg:y2="13.945cm">
          <text:p/>
        </draw:line>
        <draw:custom-shape draw:style-name="gr20" draw:text-style-name="P1" xml:id="id94" draw:id="id94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xml:id="id99" draw:id="id99" draw:layer="layout" svg:x1="10.093cm" svg:y1="4.454cm" svg:x2="10.093cm" svg:y2="13.8cm">
          <text:p/>
        </draw:line>
        <draw:line draw:style-name="gr18" draw:text-style-name="P1" xml:id="id103" draw:id="id103" draw:layer="layout" svg:x1="12.747cm" svg:y1="13.8cm" svg:x2="15.213cm" svg:y2="13.8cm">
          <text:p/>
        </draw:line>
        <draw:line draw:style-name="gr19" draw:text-style-name="P1" xml:id="id104" draw:id="id104" draw:layer="layout" svg:x1="15.292cm" svg:y1="4.975cm" svg:x2="15.292cm" svg:y2="13.772cm">
          <text:p/>
        </draw:line>
        <draw:custom-shape draw:style-name="gr8" draw:text-style-name="P1" xml:id="id111" draw:id="id11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xml:id="id119" draw:id="id119" draw:layer="layout" svg:x1="21.498cm" svg:y1="13.8cm" svg:x2="25.406cm" svg:y2="13.8cm">
          <text:p/>
        </draw:line>
        <draw:frame draw:style-name="gr3" draw:text-style-name="P2" draw:layer="layout" svg:width="1.6cm" svg:height="1.167cm" svg:x="5.465cm" svg:y="14.037cm">
          <draw:text-box>
            <text:p xml:id="id90" text:id="id90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xml:id="id120" text:id="id120"><text:span text:style-name="T1">W</text:span><text:span text:style-name="T2">5</text:span></text:p>
          </draw:text-box>
        </draw:frame>
        <draw:frame draw:style-name="gr7" draw:text-style-name="P2" xml:id="id91" draw:id="id91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xml:id="id97" draw:id="id97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line draw:style-name="gr5" draw:text-style-name="P1" xml:id="id88" draw:id="id88" draw:layer="layout" svg:x1="5.576cm" svg:y1="13.6cm" svg:x2="5.576cm" svg:y2="14cm">
          <text:p/>
        </draw:line>
        <draw:line draw:style-name="gr18" draw:text-style-name="P1" xml:id="id92" draw:id="id92" draw:layer="layout" svg:x1="5.576cm" svg:y1="13.8cm" svg:x2="8.23cm" svg:y2="13.8cm">
          <text:p/>
        </draw:line>
        <draw:line draw:style-name="gr5" draw:text-style-name="P1" xml:id="id95" draw:id="id95" draw:layer="layout" svg:x1="8.249cm" svg:y1="13.6cm" svg:x2="8.249cm" svg:y2="13.943cm">
          <text:p/>
        </draw:line>
        <draw:line draw:style-name="gr5" draw:text-style-name="P1" xml:id="id100" draw:id="id100" draw:layer="layout" svg:x1="10.093cm" svg:y1="13.6cm" svg:x2="10.093cm" svg:y2="13.943cm">
          <text:p/>
        </draw:line>
        <draw:line draw:style-name="gr18" draw:text-style-name="P1" xml:id="id105" draw:id="id105" draw:layer="layout" svg:x1="10.093cm" svg:y1="13.8cm" svg:x2="12.747cm" svg:y2="13.8cm">
          <text:p/>
        </draw:line>
        <draw:frame draw:style-name="gr3" draw:text-style-name="P2" xml:id="id101" draw:id="id101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xml:id="id106" draw:id="id106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frame draw:style-name="gr7" draw:text-style-name="P2" xml:id="id107" draw:id="id107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line draw:style-name="gr5" draw:text-style-name="P1" xml:id="id108" draw:id="id108" draw:layer="layout" svg:x1="15.292cm" svg:y1="13.6cm" svg:x2="15.292cm" svg:y2="13.953cm">
          <text:p/>
        </draw:line>
        <draw:frame draw:style-name="gr3" draw:text-style-name="P2" xml:id="id109" draw:id="id109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line draw:style-name="gr18" draw:text-style-name="P1" xml:id="id112" draw:id="id112" draw:layer="layout" svg:x1="15.356cm" svg:y1="13.8cm" svg:x2="18.01cm" svg:y2="13.8cm">
          <text:p/>
        </draw:line>
        <draw:line draw:style-name="gr5" draw:text-style-name="P1" xml:id="id113" draw:id="id113" draw:layer="layout" svg:x1="18.032cm" svg:y1="13.6cm" svg:x2="18.032cm" svg:y2="13.953cm">
          <text:p/>
        </draw:line>
        <draw:line draw:style-name="gr18" draw:text-style-name="P1" xml:id="id114" draw:id="id114" draw:layer="layout" svg:x1="18.09cm" svg:y1="13.8cm" svg:x2="21.498cm" svg:y2="13.8cm">
          <text:p/>
        </draw:line>
        <draw:line draw:style-name="gr19" draw:text-style-name="P1" xml:id="id115" draw:id="id115" draw:layer="layout" svg:x1="21.492cm" svg:y1="10.295cm" svg:x2="21.492cm" svg:y2="13.773cm">
          <text:p/>
        </draw:line>
        <draw:line draw:style-name="gr5" draw:text-style-name="P1" xml:id="id116" draw:id="id116" draw:layer="layout" svg:x1="21.49cm" svg:y1="13.6cm" svg:x2="21.49cm" svg:y2="13.953cm">
          <text:p/>
        </draw:line>
        <draw:frame draw:style-name="gr7" draw:text-style-name="P2" xml:id="id117" draw:id="id117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xml:id="id118" draw:id="id118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xml:id="id121" draw:id="id121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line draw:style-name="gr18" draw:text-style-name="P1" xml:id="id122" draw:id="id122" draw:layer="layout" svg:x1="25.446cm" svg:y1="12.256cm" svg:x2="22.013cm" svg:y2="12.256cm">
          <text:p/>
        </draw:line>
        <draw:frame draw:style-name="gr7" draw:text-style-name="P2" xml:id="id123" draw:id="id123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line draw:style-name="gr19" draw:text-style-name="P1" xml:id="id124" draw:id="id124" draw:layer="layout" svg:x1="25.446cm" svg:y1="12.256cm" svg:x2="25.446cm" svg:y2="13.8cm">
          <text:p/>
        </draw:line>
        <draw:line draw:style-name="gr19" draw:text-style-name="P1" xml:id="id125" draw:id="id125" draw:layer="layout" svg:x1="22.013cm" svg:y1="9.839cm" svg:x2="22.013cm" svg:y2="12.256cm">
          <text:p/>
        </draw:line>
        <draw:custom-shape draw:style-name="gr8" draw:text-style-name="P1" xml:id="id126" draw:id="id126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0" draw:id="id130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xml:id="id110" draw:id="id110" draw:layer="layout" svg:x1="12.747cm" svg:y1="13.6cm" svg:x2="12.747cm" svg:y2="13.9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xml:id="id133" draw:id="id133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xml:id="id134" draw:id="id134" draw:layer="layout" svg:x1="2.872cm" svg:y1="4.005cm" svg:x2="2.872cm" svg:y2="13.8cm">
          <text:p/>
        </draw:line>
        <draw:line draw:style-name="gr5" draw:text-style-name="P1" xml:id="id136" draw:id="id136" draw:layer="layout" svg:x1="2.851cm" svg:y1="13.6cm" svg:x2="2.851cm" svg:y2="14cm">
          <text:p/>
        </draw:line>
        <draw:frame draw:style-name="gr3" draw:text-style-name="P2" xml:id="id135" draw:id="id135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8" draw:text-style-name="P1" xml:id="id137" draw:id="id137" draw:layer="layout" svg:width="0.303cm" svg:height="0.303cm" svg:x="15.623cm" svg:y="4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xml:id="id148" draw:id="id148" draw:layer="layout" svg:x1="2.831cm" svg:y1="11.922cm" svg:x2="9.626cm" svg:y2="11.922cm">
          <text:p/>
        </draw:line>
        <draw:line draw:style-name="gr18" draw:text-style-name="P1" xml:id="id138" draw:id="id138" draw:layer="layout" svg:x1="2.831cm" svg:y1="13.794cm" svg:x2="15.809cm" svg:y2="13.794cm">
          <text:p/>
        </draw:line>
        <draw:line draw:style-name="gr4" draw:text-style-name="P1" xml:id="id139" draw:id="id139" draw:layer="layout" svg:x1="6.444cm" svg:y1="3.999cm" svg:x2="6.444cm" svg:y2="9.232cm">
          <text:p/>
        </draw:line>
        <draw:line draw:style-name="gr4" draw:text-style-name="P1" xml:id="id145" draw:id="id145" draw:layer="layout" svg:x1="15.763cm" svg:y1="5.003cm" svg:x2="15.763cm" svg:y2="13.8cm">
          <text:p/>
        </draw:line>
        <draw:line draw:style-name="gr4" draw:text-style-name="P1" xml:id="id159" draw:id="id159" draw:layer="layout" svg:x1="18.716cm" svg:y1="10.12cm" svg:x2="18.716cm" svg:y2="11.738cm">
          <text:p/>
        </draw:line>
        <draw:line draw:style-name="gr4" draw:text-style-name="P1" xml:id="id141" draw:id="id141" draw:layer="layout" svg:x1="9.626cm" svg:y1="4.382cm" svg:x2="9.626cm" svg:y2="11.922cm">
          <text:p/>
        </draw:line>
        <draw:line draw:style-name="gr18" draw:text-style-name="P1" xml:id="id142" draw:id="id142" draw:layer="layout" svg:x1="2.872cm" svg:y1="9.232cm" svg:x2="6.444cm" svg:y2="9.232cm">
          <text:p/>
        </draw:line>
        <draw:line draw:style-name="gr18" draw:text-style-name="P1" xml:id="id149" draw:id="id149" draw:layer="layout" svg:x1="15.809cm" svg:y1="13.794cm" svg:x2="22.669cm" svg:y2="13.794cm">
          <text:p/>
        </draw:line>
        <draw:line draw:style-name="gr18" draw:text-style-name="P1" xml:id="id150" draw:id="id150" draw:layer="layout" svg:x1="15.763cm" svg:y1="11.738cm" svg:x2="18.686cm" svg:y2="11.738cm">
          <text:p/>
        </draw:line>
        <draw:line draw:style-name="gr4" draw:text-style-name="P1" xml:id="id151" draw:id="id151" draw:layer="layout" svg:x1="22.647cm" svg:y1="9.256cm" svg:x2="22.647cm" svg:y2="13.866cm">
          <text:p/>
        </draw:line>
        <draw:custom-shape draw:style-name="gr20" draw:text-style-name="P1" xml:id="id143" draw:id="id143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4" draw:id="id144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60" draw:id="id160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2" draw:id="id152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153" draw:id="id153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xml:id="id146" draw:id="id146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xml:id="id147" draw:id="id147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line draw:style-name="gr18" draw:text-style-name="P1" xml:id="id154" draw:id="id154" draw:layer="layout" svg:x1="15.809cm" svg:y1="12.814cm" svg:x2="20.462cm" svg:y2="12.814cm">
          <text:p/>
        </draw:line>
        <draw:line draw:style-name="gr4" draw:text-style-name="P1" xml:id="id155" draw:id="id155" draw:layer="layout" svg:x1="20.479cm" svg:y1="11.205cm" svg:x2="20.479cm" svg:y2="12.714cm">
          <text:p/>
        </draw:line>
        <draw:frame draw:style-name="gr7" draw:text-style-name="P2" xml:id="id156" draw:id="id156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xml:id="id157" draw:id="id157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xml:id="id158" draw:id="id158" draw:layer="layout" svg:width="0.303cm" svg:height="0.303cm" svg:x="20.329cm" svg:y="11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1" draw:layer="layout" svg:x1="1.728cm" svg:y1="12.347cm" svg:x2="25.858cm" svg:y2="12.347cm">
          <text:p/>
        </draw:line>
        <draw:line draw:style-name="gr2" draw:text-style-name="P1" draw:layer="layout" svg:x1="14.287cm" svg:y1="12.347cm" svg:x2="14.287cm" svg:y2="2.469cm">
          <text:p/>
        </draw:line>
        <draw:path draw:style-name="gr21" draw:text-style-name="P1" draw:layer="layout" svg:width="24.14cm" svg:height="8.63cm" draw:transform="rotate (-0.0277507351067098) translate (1.55287784526662cm 3.3543748950135cm)" svg:viewBox="0 0 24141 8631" svg:d="m0 32c6387-1 9375-472 9944 2230s1215 4378 1215 4378c0 0 191 1759 956 114s864 1896 1288 1877 423-7642 2845-8097 7893-431 7893-431">
          <text:p/>
        </draw:path>
        <draw:frame draw:style-name="gr3" draw:text-style-name="P2" draw:layer="layout" svg:width="1.869cm" svg:height="0.958cm" svg:x="24.483cm" svg:y="12.665cm">
          <draw:text-box>
            <text:p text:style-name="P2"><text:span text:style-name="T1">|W|</text:span></text:p>
          </draw:text-box>
        </draw:frame>
        <draw:frame draw:style-name="gr3" draw:text-style-name="P2" draw:layer="layout" svg:width="1.869cm" svg:height="0.958cm" svg:x="12.912cm" svg:y="2.423cm">
          <draw:text-box>
            <text:p text:style-name="P2"><text:span text:style-name="T1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 text:style-name="P5"><text:span text:style-name="T1">x</text:span></text:p>
          </draw:text-box>
        </draw:frame>
        <draw:frame draw:style-name="gr3" draw:text-style-name="P3" draw:layer="layout" svg:width="1.8cm" svg:height="0.958cm" svg:x="0.8cm" svg:y="1.4cm">
          <draw:text-box>
            <text:p text:style-name="P5"><text:span text:style-name="T1">f</text:span></text:p>
          </draw:text-box>
        </draw:frame>
        <draw:custom-shape draw:style-name="gr22" draw:text-style-name="P1" draw:layer="Layout" svg:width="0.67cm" svg:height="0.67cm" svg:x="5.52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5.607cm" svg:y="12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21.303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9.04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9.382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4.3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6.541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8.689cm" svg:y="7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21.832cm" svg:y="3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8.501cm" svg:y="1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" draw:layer="layout" svg:width="10.704cm" svg:height="17.65cm" draw:transform="rotate (-1.4470524828285) translate (23.1247128607017cm 1.95480527588289cm)" svg:viewBox="0 0 10705 17651" svg:d="m0 17485c270 61 3497 393 3115-97-183-234-2398-1315-2469-1592-98-386 2522-172 2781-139 372 48 2935-793 3028-956-337-211-3130-365-3038-718 197-217 4777 738 4953 520 224-277-1408-803-1570-1020-260-346 2222-126 2437-302 312-258-2334-1891-2310-2081s2744 186 2751-95c9-379-1465-1261-583-1357 371-40 1029-671 1080-1077-201-292-1651-765-1678-936 76-116 1162 199 1426 32 414-262-2221-1104-2041-1321 222-267 2808-371 2823-641 22-412-2046-416-2327-476-285-61-2944-256-3009-504-91-349 2030-463 2107-715 95-308-3643-1146-3622-1317 47-167 2944 20 2977-137s-1093-275-1389-367c-276-86-3916-741-4127-945 29-449 2114-1244 2114-1244">
          <text:p/>
        </draw:path>
        <draw:path draw:style-name="gr24" draw:text-style-name="P1" draw:layer="layout" svg:width="13.421cm" svg:height="13.205cm" draw:transform="rotate (-0.831998454425698) translate (15.0863185219926cm -4.14981328616991cm)" svg:viewBox="0 0 13422 13206" svg:d="m0 12030c3966 622 9156 2655 12242-721s-855-11309-855-11309">
          <text:p/>
        </draw:path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3-05T18:30:23.75</dc:date>
    <meta:editing-duration>PT5H10M10S</meta:editing-duration>
    <meta:editing-cycles>21</meta:editing-cycles>
    <meta:generator>LibreOffice/4.0.4.2$Windows_x86 LibreOffice_project/9e9821abd0ffdbc09cd8c52eaa574fa09eb08f2</meta:generator>
    <meta:document-statistic meta:object-count="278"/>
  </office:meta>
</office:document-meta>
</file>